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order="0.035cm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035cm solid #000000"/>
      <style:paragraph-properties fo:text-align="center" fo:margin-left="0cm"/>
      <style:text-properties style:font-name="Liberation Sans" style:font-name-asian="DejaVu Sans" style:font-name-complex="DejaVu Sans"/>
    </style:style>
    <style:style style:name="ce4" style:family="table-cell" style:parent-style-name="Default" style:data-style-name="N0">
      <style:table-cell-properties fo:border="0.035cm solid #000000"/>
    </style:style>
    <style:style style:name="ce5" style:family="table-cell" style:parent-style-name="Default" style:data-style-name="N2">
      <style:table-cell-properties fo:border="0.035cm solid #000000"/>
    </style:style>
    <style:style style:name="ce6" style:family="table-cell" style:parent-style-name="Default" style:data-style-name="N2">
      <style:table-cell-properties fo:border="0.035cm solid #000000"/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2" office:value-type="string">
            <text:p>QuickSort</text:p>
          </table:table-cell>
          <table:table-cell table:style-name="ce2" office:value-type="string">
            <text:p>Inserção</text:p>
          </table:table-cell>
          <table:table-cell table:number-columns-repeated="1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">
            <text:p>0,00</text:p>
          </table:table-cell>
          <table:table-cell/>
          <table:table-cell>
            <draw:frame table:end-cell-address="Planilha1.J16" table:end-x="1.51cm" table:end-y="0.397cm" draw:z-index="0" draw:style-name="gr1" svg:width="11.304cm" svg:height="6.33cm" svg:x="1.496cm" svg:y="0.366cm">
              <draw:object draw:notify-on-update-of-ranges="Planilha1.A1:Planilha1.A1 Planilha1.A2:Planilha1.A12 Planilha1.B1:Planilha1.B1 Planilha1.B2:Planilha1.B12 Planilha1.C1:Planilha1.C1 Planilha1.C2:Planilha1.C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table:formula="of:=[.A3] * LOG([.A3];2)" office:value-type="float" office:value="0">
            <text:p>0,00</text:p>
          </table:table-cell>
          <table:table-cell table:style-name="ce2" office:value-type="float" office:value="0">
            <text:p>0,00</text:p>
          </table:table-cell>
          <table:table-cell table:number-columns-repeated="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table:formula="of:=[.A4] * LOG(3;2)" office:value-type="float" office:value="3.16992500144231">
            <text:p>3,17</text:p>
          </table:table-cell>
          <table:table-cell table:style-name="ce3" table:formula="of:=POWER([.A4];2) / 2" office:value-type="float" office:value="2">
            <text:p>2,00</text:p>
          </table:table-cell>
          <table:table-cell table:number-columns-repeated="1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table:formula="of:=[.A5] * LOG([.A5];2)" office:value-type="float" office:value="4.75488750216347">
            <text:p>4,75</text:p>
          </table:table-cell>
          <table:table-cell table:style-name="ce3" table:formula="of:=POWER([.A5];2) / 2" office:value-type="float" office:value="4.5">
            <text:p>4,50</text:p>
          </table:table-cell>
          <table:table-cell table:number-columns-repeated="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table:formula="of:=[.A6] * LOG([.A6];2)" office:value-type="float" office:value="8">
            <text:p>8,00</text:p>
          </table:table-cell>
          <table:table-cell table:style-name="ce3" table:formula="of:=POWER([.A6];2) / 2" office:value-type="float" office:value="8">
            <text:p>8,00</text:p>
          </table:table-cell>
          <table:table-cell table:number-columns-repeated="1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table:formula="of:=[.A7] * LOG([.A7];2)" office:value-type="float" office:value="11.6096404744368">
            <text:p>11,61</text:p>
          </table:table-cell>
          <table:table-cell table:style-name="ce3" table:formula="of:=POWER([.A7];2) / 2" office:value-type="float" office:value="12.5">
            <text:p>12,50</text:p>
          </table:table-cell>
          <table:table-cell table:number-columns-repeated="1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table:formula="of:=[.A8] * LOG([.A8];2)" office:value-type="float" office:value="15.5097750043269">
            <text:p>15,51</text:p>
          </table:table-cell>
          <table:table-cell table:style-name="ce3" table:formula="of:=POWER([.A8];2) / 2" office:value-type="float" office:value="18">
            <text:p>18,00</text:p>
          </table:table-cell>
          <table:table-cell table:number-columns-repeated="1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table:formula="of:=[.A9] * LOG([.A9];2)" office:value-type="float" office:value="19.6514844544032">
            <text:p>19,65</text:p>
          </table:table-cell>
          <table:table-cell table:style-name="ce2" table:formula="of:=POWER([.A9];2) / 2" office:value-type="float" office:value="24.5">
            <text:p>24,50</text:p>
          </table:table-cell>
          <table:table-cell table:number-columns-repeated="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table:formula="of:=[.A10] * LOG([.A10];2)" office:value-type="float" office:value="24">
            <text:p>24,00</text:p>
          </table:table-cell>
          <table:table-cell table:style-name="ce2" table:formula="of:=POWER([.A10];2) / 2" office:value-type="float" office:value="32">
            <text:p>32,00</text:p>
          </table:table-cell>
          <table:table-cell table:number-columns-repeated="1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table:formula="of:=[.A11] * LOG([.A11];2)" office:value-type="float" office:value="28.5293250129808">
            <text:p>28,53</text:p>
          </table:table-cell>
          <table:table-cell table:style-name="ce2" table:formula="of:=POWER([.A11];2) / 2" office:value-type="float" office:value="40.5">
            <text:p>40,50</text:p>
          </table:table-cell>
          <table:table-cell table:number-columns-repeated="1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table:formula="of:=[.A12] * LOG([.A12];2)" office:value-type="float" office:value="33.2192809488736">
            <text:p>33,22</text:p>
          </table:table-cell>
          <table:table-cell table:style-name="ce2" table:formula="of:=POWER([.A12];2) / 2" office:value-type="float" office:value="50">
            <text:p>50,00</text:p>
          </table:table-cell>
          <table:table-cell table:number-columns-repeated="12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2"/>
          <table:table-cell table:style-name="ce1" office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number-columns-repeated="12"/>
          <table:table-cell table:style-name="ce4" office:value-type="float" office:value="0">
            <text:p>0</text:p>
          </table:table-cell>
          <table:table-cell table:style-name="ce5" office:value-type="float" office:value="0">
            <text:p>0,00</text:p>
          </table:table-cell>
          <table:table-cell table:style-name="ce5" office:value-type="float" office:value="0">
            <text:p>0,00</text:p>
          </table:table-cell>
        </table:table-row>
        <table:table-row table:style-name="ro1">
          <table:table-cell table:number-columns-repeated="2"/>
          <table:table-cell>
            <draw:frame table:end-cell-address="Planilha1.C30" table:end-x="1.194cm" table:end-y="0.083cm" draw:z-index="2" draw:style-name="gr2" svg:width="1.194cm" svg:height="0.533cm" svg:x="0cm" svg:y="0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style-name="ce4" office:value-type="float" office:value="1">
            <text:p>1</text:p>
          </table:table-cell>
          <table:table-cell table:style-name="ce5" table:formula="of:=[.M29] * LOG([.M29];2)" office:value-type="float" office:value="0">
            <text:p>0,00</text:p>
          </table:table-cell>
          <table:table-cell table:style-name="ce5" office:value-type="float" office:value="0">
            <text:p>0,00</text:p>
          </table:table-cell>
        </table:table-row>
        <table:table-row table:style-name="ro1">
          <table:table-cell table:number-columns-repeated="12"/>
          <table:table-cell table:style-name="ce4" office:value-type="float" office:value="2">
            <text:p>2</text:p>
          </table:table-cell>
          <table:table-cell table:style-name="ce6" table:formula="of:=[.M30] * LOG(3;2)" office:value-type="float" office:value="3.16992500144231">
            <text:p>3,17</text:p>
          </table:table-cell>
          <table:table-cell table:style-name="ce6" table:formula="of:=POWER([.M30];2) / 2" office:value-type="float" office:value="2">
            <text:p>2,00</text:p>
          </table:table-cell>
        </table:table-row>
        <table:table-row table:style-name="ro1">
          <table:table-cell/>
          <table:table-cell>
            <draw:frame table:end-cell-address="Planilha1.B32" table:end-x="1.293cm" table:end-y="0.137cm" draw:z-index="1" draw:style-name="gr2" svg:width="1.266cm" svg:height="0.533cm" svg:x="0.027cm" svg:y="0.05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table:style-name="ce4" office:value-type="float" office:value="3">
            <text:p>3</text:p>
          </table:table-cell>
          <table:table-cell table:style-name="ce5" table:formula="of:=[.M31] * LOG([.M31];2)" office:value-type="float" office:value="4.75488750216347">
            <text:p>4,75</text:p>
          </table:table-cell>
          <table:table-cell table:style-name="ce6" table:formula="of:=POWER([.M31];2) / 2" office:value-type="float" office:value="4.5">
            <text:p>4,50</text:p>
          </table:table-cell>
        </table:table-row>
        <table:table-row table:style-name="ro1">
          <table:table-cell table:number-columns-repeated="12"/>
          <table:table-cell table:style-name="ce4" office:value-type="float" office:value="4">
            <text:p>4</text:p>
          </table:table-cell>
          <table:table-cell table:style-name="ce5" table:formula="of:=[.M32] * LOG([.M32];2)" office:value-type="float" office:value="8">
            <text:p>8,00</text:p>
          </table:table-cell>
          <table:table-cell table:style-name="ce6" table:formula="of:=POWER([.M32];2) / 2" office:value-type="float" office:value="8">
            <text:p>8,00</text:p>
          </table:table-cell>
        </table:table-row>
        <table:table-row table:style-name="ro1">
          <table:table-cell table:number-columns-repeated="12"/>
          <table:table-cell table:style-name="ce4" office:value-type="float" office:value="5">
            <text:p>5</text:p>
          </table:table-cell>
          <table:table-cell table:style-name="ce5" table:formula="of:=[.M33] * LOG([.M33];2)" office:value-type="float" office:value="11.6096404744368">
            <text:p>11,61</text:p>
          </table:table-cell>
          <table:table-cell table:style-name="ce6" table:formula="of:=POWER([.M33];2) / 2" office:value-type="float" office:value="12.5">
            <text:p>12,50</text:p>
          </table:table-cell>
        </table:table-row>
        <table:table-row table:style-name="ro1">
          <table:table-cell table:number-columns-repeated="12"/>
          <table:table-cell table:style-name="ce4" office:value-type="float" office:value="6">
            <text:p>6</text:p>
          </table:table-cell>
          <table:table-cell table:style-name="ce5" table:formula="of:=[.M34] * LOG([.M34];2)" office:value-type="float" office:value="15.5097750043269">
            <text:p>15,51</text:p>
          </table:table-cell>
          <table:table-cell table:style-name="ce6" table:formula="of:=POWER([.M34];2) / 2" office:value-type="float" office:value="18">
            <text:p>18,00</text:p>
          </table:table-cell>
        </table:table-row>
        <table:table-row table:style-name="ro1">
          <table:table-cell table:number-columns-repeated="12"/>
          <table:table-cell table:style-name="ce4" office:value-type="float" office:value="7">
            <text:p>7</text:p>
          </table:table-cell>
          <table:table-cell table:style-name="ce5" table:formula="of:=[.M35] * LOG([.M35];2)" office:value-type="float" office:value="19.6514844544032">
            <text:p>19,65</text:p>
          </table:table-cell>
          <table:table-cell table:style-name="ce5" table:formula="of:=POWER([.M35];2) / 2" office:value-type="float" office:value="24.5">
            <text:p>24,50</text:p>
          </table:table-cell>
        </table:table-row>
        <table:table-row table:style-name="ro1">
          <table:table-cell table:number-columns-repeated="12"/>
          <table:table-cell table:style-name="ce4" office:value-type="float" office:value="8">
            <text:p>8</text:p>
          </table:table-cell>
          <table:table-cell table:style-name="ce5" table:formula="of:=[.M36] * LOG([.M36];2)" office:value-type="float" office:value="24">
            <text:p>24,00</text:p>
          </table:table-cell>
          <table:table-cell table:style-name="ce5" table:formula="of:=POWER([.M36];2) / 2" office:value-type="float" office:value="32">
            <text:p>32,00</text:p>
          </table:table-cell>
        </table:table-row>
        <table:table-row table:style-name="ro1">
          <table:table-cell table:number-columns-repeated="12"/>
          <table:table-cell table:style-name="ce4" office:value-type="float" office:value="9">
            <text:p>9</text:p>
          </table:table-cell>
          <table:table-cell table:style-name="ce5" table:formula="of:=[.M37] * LOG([.M37];2)" office:value-type="float" office:value="28.5293250129808">
            <text:p>28,53</text:p>
          </table:table-cell>
          <table:table-cell table:style-name="ce5" table:formula="of:=POWER([.M37];2) / 2" office:value-type="float" office:value="40.5">
            <text:p>40,50</text:p>
          </table:table-cell>
        </table:table-row>
        <table:table-row table:style-name="ro1">
          <table:table-cell table:number-columns-repeated="12"/>
          <table:table-cell table:style-name="ce4" office:value-type="float" office:value="10">
            <text:p>10</text:p>
          </table:table-cell>
          <table:table-cell table:style-name="ce5" table:formula="of:=[.M38] * LOG([.M38];2)" office:value-type="float" office:value="33.2192809488736">
            <text:p>33,22</text:p>
          </table:table-cell>
          <table:table-cell table:style-name="ce5" table:formula="of:=POWER([.M38];2) / 2" office:value-type="float" office:value="50">
            <text:p>50,00</text:p>
          </table:table-cell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13:5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n Arakaki</meta:initial-creator>
    <meta:creation-date>2010-10-01T11:42:32</meta:creation-date>
    <dc:date>2010-10-01T13:59:17</dc:date>
    <dc:creator>Alan Arakaki</dc:creator>
    <meta:editing-duration>PT00H30M27S</meta:editing-duration>
    <meta:editing-cycles>1</meta:editing-cycles>
    <meta:document-statistic meta:table-count="3" meta:cell-count="70" meta:object-count="3"/>
    <meta:generator>OpenOffice.org/3.2$Linux OpenOffice.org_project/320m12$Build-9483</meta:generator>
  </office:meta>
</office:document-meta>
</file>

<file path=Object 1/content.xml><?xml version="1.0" encoding="utf-8"?>
<math xmlns="http://www.w3.org/1998/Math/MathML">
  <semantics>
    <mrow>
      <msub>
        <mi>C</mi>
        <mi>Q</mi>
      </msub>
      <mrow>
        <mo stretchy="false">(</mo>
        <mi>n</mi>
        <mo stretchy="false">)</mo>
      </mrow>
    </mrow>
    <annotation encoding="StarMath 5.0">C_Q(n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05cm" svg:height="6.331cm" xlink:href=".." chart:class="chart:line" chart:style-name="ch1">
        <chart:title svg:x="1.127cm" svg:y="0.127cm" chart:style-name="ch2">
          <text:p>Custo em função do número de elementos (n)</text:p>
        </chart:title>
        <chart:legend chart:legend-position="end" svg:x="9.133cm" svg:y="2.696cm" chart:style-name="ch3"/>
        <chart:plot-area chart:style-name="ch4" table:cell-range-address="Planilha1.A1:Planilha1.C12" chart:data-source-has-labels="both" svg:x="0.251cm" svg:y="0.756cm" svg:width="8.657cm" svg:height="5.398cm">
          <chart:axis chart:dimension="x" chart:name="primary-x" chart:style-name="ch5">
            <chart:title svg:x="4.772cm" svg:y="5.708cm" chart:style-name="ch6">
              <text:p>n</text:p>
            </chart:title>
            <chart:categories table:cell-range-address="Planilha1.A2:Planilha1.A12"/>
          </chart:axis>
          <chart:axis chart:dimension="y" chart:name="primary-y" chart:style-name="ch7">
            <chart:title svg:x="0.227cm" svg:y="3.791cm" chart:style-name="ch8">
              <text:p>Custo(n)</text:p>
            </chart:title>
            <chart:grid chart:style-name="ch9" chart:class="major"/>
          </chart:axis>
          <chart:series chart:style-name="ch10" chart:values-cell-range-address="Planilha1.B2:Planilha1.B12" chart:label-cell-address="Planilha1.B1:Planilha1.B1" chart:class="chart:line">
            <chart:data-point chart:repeated="11"/>
          </chart:series>
          <chart:series chart:style-name="ch11" chart:values-cell-range-address="Planilha1.C2:Planilha1.C12" chart:label-cell-address="Planilha1.C1:Planilha1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QuickSort</text:p>
              </table:table-cell>
              <table:table-cell office:value-type="string">
                <text:p text:id="Planilha1.C1:Planilha1.C1">Inserção</text:p>
              </table:table-cell>
            </table:table-row>
          </table:table-header-rows>
          <table:table-rows>
            <table:table-row>
              <table:table-cell office:value-type="string">
                <text:p text:id="Planilha1.A2:Planilha1.A12">0</text:p>
              </table:table-cell>
              <table:table-cell office:value-type="float" office:value="0">
                <text:p text:id="Planilha1.B2:Planilha1.B12">0</text:p>
              </table:table-cell>
              <table:table-cell office:value-type="float" office:value="0">
                <text:p text:id="Planilha1.C2:Planilha1.C1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992500144231">
                <text:p>3.16992500144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5488750216347">
                <text:p>4.7548875021634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096404744368">
                <text:p>11.60964047443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097750043269">
                <text:p>15.50977500432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6514844544032">
                <text:p>19.65148445440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5293250129808">
                <text:p>28.529325012980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192809488736">
                <text:p>33.219280948873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math xmlns="http://www.w3.org/1998/Math/MathML">
  <semantics>
    <mrow>
      <msub>
        <mi>C</mi>
        <mi>I</mi>
      </msub>
      <mrow>
        <mo stretchy="false">(</mo>
        <mi>n</mi>
        <mo stretchy="false">)</mo>
      </mrow>
    </mrow>
    <annotation encoding="StarMath 5.0">C_I(n)</annotation>
  </semantics>
</math>
</file>